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3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December 1894</text:p>
      <text:p text:style-name="P4">Month<text:tab/><text:tab/><text:tab/><text:tab/><text:tab/><text:tab/>December</text:p>
      <text:p text:style-name="P4">Year<text:tab/><text:tab/><text:tab/><text:tab/><text:tab/><text:tab/>1894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</text:p>
      <text:p text:style-name="P4">Number of Sheets<text:tab/><text:tab/><text:tab/><text:tab/>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Rev. Dr. S. Morais,/</text:p>
      <text:p text:style-name="P2"><text:tab/>546 N. 5th St./</text:p>
      <text:p text:style-name="P2"><text:tab/><text:tab/>Philadelphia,/</text:p>
      <text:p text:style-name="P2"><text:tab/><text:tab/><text:tab/>P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2:43:53.05</meta:creation-date>
    <meta:document-statistic meta:table-count="0" meta:image-count="0" meta:object-count="0" meta:page-count="2" meta:paragraph-count="64" meta:word-count="172" meta:character-count="1306"/>
    <dc:date>2011-12-22T12:45:14.20</dc:date>
    <dc:creator>Penn Libraries</dc:creator>
    <meta:editing-duration>PT00H01M21S</meta:editing-duration>
    <meta:editing-cycles>1</meta:editing-cycles>
    <meta:generator>OpenOffice.org/3.2$Win32 OpenOffice.org_project/320m12$Build-9483</meta:generator>
  </office:meta>
</office:document-meta>
</file>